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4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4" style:family="table-cell" style:parent-style-name="Default">
      <style:text-properties fo:color="#127622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5)</text:p>
          </table:table-cell>
          <table:table-cell office:value-type="string" calcext:value-type="string">
            <text:p>Soft (8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goritmos não anotam predicados.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c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belDecs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Defs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stDef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ypeDef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Ordinal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Structured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PointerTyp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umType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ubrangeTyp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o a regra Id pertence ao conjunto FIRST de subrangeType, e newType pode derivar em subrangeType, a escolha da regra type tem prefixos iguais, portanto não se deve anotar o DotDot (que vem após um const que pode ser um Id).</text:p>
          </table:table-cell>
        </table:table-row>
        <table:table-row table:style-name="ro1">
          <table:table-cell office:value-type="string" calcext:value-type="string">
            <text:p>unpackedStructured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rayType</text:p>
          </table:table-cell>
          <table:table-cell table:number-columns-repeated="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cordType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Type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leType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dinalTyp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ldLis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xedPar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ntP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ria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st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varDec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O algoritmo inseriu a label corretamente.</text:p>
          </table:table-cell>
        </table:table-row>
        <table:table-row table:style-name="ro1">
          <table:table-cell office:value-type="string" calcext:value-type="string">
            <text:p>varDe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AndFuncDec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Dec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Heading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cDec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Heading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malParams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malParamsSection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mt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pleStm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ssignStm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escolha em simpleStmt tem prefixos iguais (podem iniciar com Id). Como assignStmt participa dessa escolha como primeira opção, não se deve anotar o token Assign.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Stm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aram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 algoritmo não anotou uma label que poderia ser anotada, Isso aconteceu, pois o conjunto FIRST da repetição tem interseção com o conjunto FOLLOW da mesma.</text:p>
          </table:table-cell>
        </table:table-row>
        <table:table-row table:style-name="ro1">
          <table:table-cell office:value-type="string" calcext:value-type="string">
            <text:p>gotoStm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ucturedStm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ditionalStm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fStmt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eStmt</text:p>
          </table:table-cell>
          <table:table-cell table:number-columns-repeated="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eListEl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etitiveStmt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eatStmt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hileStmt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Stmt</text:p>
          </table:table-cell>
          <table:table-cell table:number-columns-repeated="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ithStmt</text:p>
          </table:table-cell>
          <table:table-cell table:number-columns-repeated="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mpleExpr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signedCon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funcCall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Call e var tem prefixos em comum (ambos podem iniciar com Id) e participam de uma escolha na regra factor. Portanto não se deve anotar a params.</text:p>
          </table:table-cell>
        </table:table-row>
        <table:table-row table:style-name="ro1">
          <table:table-cell office:value-type="string" calcext:value-type="string">
            <text:p>setConstruc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mberDesignator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68])" office:value-type="float" office:value="102" calcext:value-type="float">
            <text:p>102</text:p>
          </table:table-cell>
          <table:table-cell table:formula="of:=SUM([.C2:.C68])" office:value-type="float" office:value="104" calcext:value-type="float">
            <text:p>104</text:p>
          </table:table-cell>
          <table:table-cell table:formula="of:=SUM([.D1:.D68])" office:value-type="float" office:value="82" calcext:value-type="float">
            <text:p>82</text:p>
          </table:table-cell>
          <table:table-cell table:formula="of:=SUM([.E1:.E68])" office:value-type="float" office:value="92" calcext:value-type="float">
            <text:p>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5:49:10.83467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5:31:02.130721886</meta:creation-date>
    <dc:date>2019-01-27T17:55:11.071341277</dc:date>
    <meta:editing-duration>PT4H36M8S</meta:editing-duration>
    <meta:editing-cycles>4</meta:editing-cycles>
    <meta:generator>LibreOffice/6.1.4.2$Linux_X86_64 LibreOffice_project/9d0f32d1f0b509096fd65e0d4bec26ddd1938fd3</meta:generator>
    <meta:document-statistic meta:table-count="1" meta:cell-count="351" meta:object-count="0"/>
  </office:meta>
</office:document-meta>
</file>